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4.91pt" svg:height="368.93pt" svg:x="131.13pt" svg:y="3pt">
            <loext:p draw:notify-on-update-of-ranges="Sheet1.B1:Sheet1.B18 Sheet1.A1:Sheet1.A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3" calcext:value-type="float">
            <text:p>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1:17:15.818777702</meta:creation-date>
    <dc:date>2018-09-23T22:02:30.518708017</dc:date>
    <meta:editing-duration>PT29M6S</meta:editing-duration>
    <meta:editing-cycles>2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77cm" svg:height="13.016cm" xlink:href=".." xlink:type="simple" chart:class="chart:scatter" chart:column-mapping="0" chart:style-name="ch1">
        <chart:title svg:x="4.479cm" svg:y="0.396cm" chart:style-name="ch2">
          <text:p>Raw value &lt;-&gt; Angle for Feetech SCS215 servo #2</text:p>
        </chart:title>
        <chart:plot-area chart:style-name="ch3" table:cell-range-address="Sheet1.A1:Sheet1.B18" chart:data-source-has-labels="column" svg:x="1.546cm" svg:y="1.435cm" svg:width="17.64cm" svg:height="10.196cm">
          <chartooo:coordinate-region svg:x="2.564cm" svg:y="1.661cm" svg:width="16.197cm" svg:height="9.27cm"/>
          <chart:axis chart:dimension="x" chart:name="primary-x" chart:style-name="ch4">
            <chart:title svg:x="9.284cm" svg:y="11.891cm" chart:style-name="ch5">
              <text:p>Raw value</text:p>
            </chart:title>
          </chart:axis>
          <chart:axis chart:dimension="y" chart:name="primary-y" chart:style-name="ch4">
            <chart:title svg:x="0.451cm" svg:y="7.403cm" chart:style-name="ch6">
              <text:p>Angle [°]</text:p>
            </chart:title>
            <chart:grid chart:style-name="ch7" chart:class="major"/>
          </chart:axis>
          <chart:series chart:style-name="ch8" chart:values-cell-range-address="Sheet1.A1:Sheet1.A18" chart:class="chart:scatter">
            <chart:domain table:cell-range-address="Sheet1.B1:Sheet1.B1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4">
                <text:p>184</text:p>
                <draw:g>
                  <svg:desc>Sheet1.B1:Sheet1.B18</svg:desc>
                </draw:g>
              </table:table-cell>
              <table:table-cell office:value-type="float" office:value="-120">
                <text:p>-120</text:p>
                <draw:g>
                  <svg:desc>Sheet1.A1:Sheet1.A18</svg:desc>
                </draw:g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/>
              <table:table-cell office:value-type="float" office:value="394">
                <text:p>39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/>
              <table:table-cell office:value-type="float" office:value="454">
                <text:p>45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/>
              <table:table-cell office:value-type="float" office:value="492">
                <text:p>49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61">
                <text:p>5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2">
                <text:p>5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23">
                <text:p>6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651">
                <text:p>6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09">
                <text:p>7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763">
                <text:p>7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790">
                <text:p>7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819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83">
                <text:p>883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